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hetsarath OT1" svg:font-family="'Phetsarath OT'"/>
    <style:font-face style:name="ＭＳ 明朝" svg:font-family="'ＭＳ 明朝'"/>
    <style:font-face style:name="Century" svg:font-family="Centur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IPAGothic" svg:font-family="IPAGothic" style:font-family-generic="system" style:font-pitch="variable"/>
    <style:font-face style:name="Phetsarath OT" svg:font-family="'Phetsarath OT'" style:font-family-generic="system" style:font-pitch="variable"/>
  </office:font-face-decls>
  <office:automatic-styles>
    <style:style style:name="Table1" style:family="table">
      <style:table-properties style:width="165.1mm" table:align="margins" fo:background-color="transparent">
        <style:background-image/>
      </style:table-properties>
    </style:style>
    <style:style style:name="Table1.A" style:family="table-column">
      <style:table-column-properties style:column-width="21.73mm" style:rel-column-width="1232*"/>
    </style:style>
    <style:style style:name="Table1.B" style:family="table-column">
      <style:table-column-properties style:column-width="143.37mm" style:rel-column-width="8128*"/>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97mm" fo:border-left="none" fo:border-right="none" fo:border-top="0.5pt solid #000000" fo:border-bottom="none" style:writing-mode="page">
        <style:background-image/>
      </style:table-cell-properties>
    </style:style>
    <style:style style:name="Table1.B1" style:family="table-cell">
      <style:table-cell-properties fo:background-color="transparent" fo:padding="0.97mm" fo:border-left="none" fo:border-right="0.5pt solid #000000" fo:border-top="0.5pt solid #000000" fo:border-bottom="none" style:writing-mode="page">
        <style:background-image/>
      </style:table-cell-properties>
    </style:style>
    <style:style style:name="Table1.A2" style:family="table-cell">
      <style:table-cell-properties fo:background-color="transparent" fo:padding="0.97mm" fo:border="none" style:writing-mode="page">
        <style:background-image/>
      </style:table-cell-properties>
    </style:style>
    <style:style style:name="Table1.B2" style:family="table-cell">
      <style:table-cell-properties fo:background-color="transparent" fo:padding="0.97mm" fo:border-left="none" fo:border-right="0.5pt solid #000000" fo:border-top="none" fo:border-bottom="none" style:writing-mode="page">
        <style:background-image/>
      </style:table-cell-properties>
    </style:style>
    <style:style style:name="Table1.A4" style:family="table-cell">
      <style:table-cell-properties fo:background-color="transparent" fo:padding="0.97mm" fo:border-left="none" fo:border-right="none" fo:border-top="none" fo:border-bottom="0.5pt solid #000000" style:writing-mode="page">
        <style:background-image/>
      </style:table-cell-properties>
    </style:style>
    <style:style style:name="Table1.B4"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4.23mm" loext:contextual-spacing="false" fo:line-height="100%" fo:text-indent="0mm" style:auto-text-indent="false"/>
    </style:style>
    <style:style style:name="P2" style:family="paragraph" style:parent-style-name="Standard">
      <style:paragraph-properties fo:margin-left="0mm" fo:margin-right="0mm" fo:margin-top="0mm" fo:margin-bottom="4.23mm" loext:contextual-spacing="false" fo:line-height="100%" fo:text-indent="0mm" style:auto-text-indent="false"/>
      <style:text-properties officeooo:paragraph-rsid="0006f6ba"/>
    </style:style>
    <style:style style:name="P3" style:family="paragraph" style:parent-style-name="Text_20_body">
      <style:paragraph-properties fo:text-align="start" style:justify-single-word="false"/>
      <style:text-properties officeooo:paragraph-rsid="00084631"/>
    </style:style>
    <style:style style:name="P4" style:family="paragraph" style:parent-style-name="Text_20_body">
      <style:paragraph-properties fo:text-align="start" style:justify-single-word="false"/>
      <style:text-properties officeooo:rsid="00093fec" officeooo:paragraph-rsid="00093fec"/>
    </style:style>
    <style:style style:name="P5" style:family="paragraph" style:parent-style-name="Text_20_body">
      <style:paragraph-properties fo:text-align="start" style:justify-single-word="false"/>
      <style:text-properties officeooo:rsid="00093fec" officeooo:paragraph-rsid="000b2e53"/>
    </style:style>
    <style:style style:name="P6" style:family="paragraph" style:parent-style-name="Text_20_body">
      <style:paragraph-properties fo:text-align="start" style:justify-single-word="false"/>
      <style:text-properties officeooo:rsid="000a3c85" officeooo:paragraph-rsid="000a3c85"/>
    </style:style>
    <style:style style:name="P7" style:family="paragraph" style:parent-style-name="Text_20_body" style:list-style-name="L1">
      <style:paragraph-properties fo:text-align="start" style:justify-single-word="false"/>
      <style:text-properties officeooo:rsid="000a3c85" officeooo:paragraph-rsid="000a3c85"/>
    </style:style>
    <style:style style:name="P8" style:family="paragraph" style:parent-style-name="Text_20_body" style:list-style-name="L1">
      <style:paragraph-properties fo:text-align="start" style:justify-single-word="false"/>
      <style:text-properties officeooo:rsid="000a3c85" officeooo:paragraph-rsid="000b2e53"/>
    </style:style>
    <style:style style:name="P9" style:family="paragraph" style:parent-style-name="Text_20_body">
      <style:paragraph-properties fo:text-align="start" style:justify-single-word="false"/>
      <style:text-properties officeooo:rsid="000a3c85" officeooo:paragraph-rsid="000b2e53"/>
    </style:style>
    <style:style style:name="P10" style:family="paragraph" style:parent-style-name="Text_20_body">
      <style:paragraph-properties fo:text-align="start" style:justify-single-word="false"/>
      <style:text-properties officeooo:rsid="000b41b0" officeooo:paragraph-rsid="000b41b0"/>
    </style:style>
    <style:style style:name="P11" style:family="paragraph" style:parent-style-name="Heading_20_2" style:list-style-name=""/>
    <style:style style:name="P12" style:family="paragraph" style:parent-style-name="Heading_20_2" style:master-page-name="Standard">
      <style:paragraph-properties fo:text-align="center" style:justify-single-word="false" style:page-number="auto"/>
      <style:text-properties officeooo:rsid="00084631" officeooo:paragraph-rsid="00084631"/>
    </style:style>
    <style:style style:name="P13" style:family="paragraph" style:parent-style-name="Heading_20_2">
      <style:paragraph-properties fo:break-before="page"/>
    </style:style>
    <style:style style:name="P14"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93fec" officeooo:paragraph-rsid="00093fe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fec" officeooo:paragraph-rsid="00093fe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style>
    <style:style style:name="T2" style:family="text">
      <style:text-properties fo:font-style="normal" style:font-style-asian="normal"/>
    </style:style>
    <style:style style:name="T3" style:family="text">
      <style:text-properties officeooo:rsid="00096d6c"/>
    </style:style>
    <style:style style:name="T4" style:family="text">
      <style:text-properties style:text-position="super 58%"/>
    </style:style>
    <style:style style:name="T5" style:family="text">
      <style:text-properties officeooo:rsid="000b2e53"/>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Memo</text:h>
      <table:table table:name="Table1" table:style-name="Table1">
        <table:table-column table:style-name="Table1.A"/>
        <table:table-column table:style-name="Table1.B"/>
        <table:table-row table:style-name="Table1.1">
          <table:table-cell table:style-name="Table1.A1" office:value-type="string">
            <text:p text:style-name="P14">To:</text:p>
          </table:table-cell>
          <table:table-cell table:style-name="Table1.B1" office:value-type="string">
            <text:p text:style-name="P15">Jenni<text:span text:style-name="T3">f</text:span>er Romig</text:p>
          </table:table-cell>
        </table:table-row>
        <table:table-row table:style-name="Table1.1">
          <table:table-cell table:style-name="Table1.A2" office:value-type="string">
            <text:p text:style-name="P14">Subject:</text:p>
          </table:table-cell>
          <table:table-cell table:style-name="Table1.B2" office:value-type="string">
            <text:p text:style-name="P15">IndigoBook cites and back-references</text:p>
          </table:table-cell>
        </table:table-row>
        <table:table-row table:style-name="Table1.1">
          <table:table-cell table:style-name="Table1.A2" office:value-type="string">
            <text:p text:style-name="P14">Date:</text:p>
          </table:table-cell>
          <table:table-cell table:style-name="Table1.B2" office:value-type="string">
            <text:p text:style-name="P15">June 10, 2020</text:p>
          </table:table-cell>
        </table:table-row>
        <table:table-row table:style-name="Table1.1">
          <table:table-cell table:style-name="Table1.A4" office:value-type="string">
            <text:p text:style-name="P14">CC:</text:p>
          </table:table-cell>
          <table:table-cell table:style-name="Table1.B4" office:value-type="string">
            <text:p text:style-name="P15">Christopher Sprigman, Ben C<text:span text:style-name="T3">hapman</text:span></text:p>
          </table:table-cell>
        </table:table-row>
      </table:table>
      <text:p text:style-name="P3"/>
      <text:p text:style-name="P5">A note from the IndigoBook+Jurism skunkworks here.</text:p>
      <text:p text:style-name="P5"><text:span text:style-name="T3">Now that the first-reference forms are done in the JM IndigoBook style, things will come together rather quickly. The remaining work touches on the editorial side, so if you and your team can provide some feedback based on this memo, it will be a huge help.</text:span></text:p>
      <text:p text:style-name="P4">The cites listed below <text:span text:style-name="T3">(172 in all) </text:span>are <text:span text:style-name="T3">a full set of unique first-reference forms in the JM IndigoBook style. Each is generated using a different (sometimes only slightly different) portion of stylesheet code. Items in the guide that are not listed here (622 of them, I think) each have a “stylistically identical” partner in this list, so we don’t need to worry about them as far as the automated style is concerned. If we get these to render correctly in all contexts, things will Just Work.</text:span></text:p>
      <text:p text:style-name="P6">The editorial bits:</text:p>
      <text:list xml:id="list2128886461" text:style-name="L1">
        <text:list-item>
          <text:p text:style-name="P7">The typefaces may need adjusting for many of these samples. I completely ignored small-caps when coding the style, but the citation engine does support them. If you can mark up that and any other typeface adjustments on cites that need it, I’ll make the style do the right thing there.</text:p>
        </text:list-item>
        <text:list-item>
          <text:p text:style-name="P8">Back-references have not yet been implemented in the automated style. If you can mark up the portions of each item in the list that should form its back-reference short-form, I can code that up rather quickly.</text:p>
        </text:list-item>
      </text:list>
      <text:p text:style-name="P9"><text:span text:style-name="T5">Once these items are cleared, w</text:span>e’ll have a complete implementation of the Bluebook rules, ready for speedy revision against their 21<text:span text:style-name="T4">st</text:span> edition. </text:p>
      <text:p text:style-name="P10">If you are able to work on this, the notes can be in any form that is convenient at your end. A Word file or files with Track Changes, an annotated PDF, a scan or photo of printed pages with handwritten notes, any medium is fine.</text:p>
      <text:h text:style-name="P11" text:outline-level="2"><text:soft-page-break/></text:h>
      <text:h text:style-name="P13" text:outline-level="2">Journal Articles</text:h>
      <text:p text:style-name="P1">James Huguenin-Love, <text:span text:style-name="T1">Song on Wire: A Technical Analysis of </text:span><text:span text:style-name="T2">ReDigi</text:span><text:span text:style-name="T1"> and the Pre-Owned Digital Media Marketplace</text:span>, 4 N.Y.U. J. Intell. Prop. &amp; Ent. L. 1 (2014)</text:p>
      <text:h text:style-name="Heading_20_2" text:outline-level="2">Magazine Articles</text:h>
      <text:p text:style-name="P1">Jack Dickey, <text:span text:style-name="T1">The Power of Taylor Swift</text:span>, Time, Nov. 24, 2014, at 13</text:p>
      <text:p text:style-name="P1"><text:span text:style-name="T1">5 Things to Know about McDonalds All Day Breakfast</text:span>, TIME (Oct. 6, 2015), http://time.com/money/4062667/mcdonalds-all-day-breakfast/</text:p>
      <text:h text:style-name="Heading_20_2" text:outline-level="2">Newspaper Articles</text:h>
      <text:p text:style-name="P1">Peter Baker &amp; Julie Hirschfeld Davis, <text:span text:style-name="T1">Obama, Down But Not Out, Presses Ahead</text:span>, N.Y. Times, Nov. 14, 2014, at A1</text:p>
      <text:h text:style-name="Heading_20_2" text:outline-level="2">Bills</text:h>
      <text:p text:style-name="P1">American Clean Energy and Security Act, H.R. 2454, 111th Cong. (2009)</text:p>
      <text:p text:style-name="P1">H.R. 1746, 111th Cong. (<text:span text:style-name="T1">as reported by</text:span> H. Comm. on Transp. and Infrastructure, Apr. 23, 2009)</text:p>
      <text:p text:style-name="P1">S. 2318, 112th Cong. (2013)</text:p>
      <text:p text:style-name="P1">ABLE Act of 2014, H.R. 647, 113th Cong. (<text:span text:style-name="T1">as passed by</text:span> House, Dec. 3, 2014)</text:p>
      <text:p text:style-name="P1">L.D. 3, 127th Leg., Reg. Sess. (Me. 2015)</text:p>
      <text:h text:style-name="Heading_20_2" text:outline-level="2">Books</text:h>
      <text:p text:style-name="P1">Gabriel García Márquez, <text:span text:style-name="T1">One Hundred Years of Solitude</text:span> (Gregory Rabassa trans., Harper &amp; Row 2003) (1967)</text:p>
      <text:p text:style-name="P1">Graham C. Lilly et al., <text:span text:style-name="T1">Principles of Evidence</text:span> (6th ed. 2012)</text:p>
      <text:p text:style-name="P1">3 Melville Nimmer &amp; David Nimmer, <text:span text:style-name="T1">Nimmer on Copyright</text:span> (Rev. ed. 2015)</text:p>
      <text:h text:style-name="Heading_20_2" text:outline-level="2">Book Chapters</text:h>
      <text:p text:style-name="P1">Roger Angell, <text:span text:style-name="T1">This Old Man</text:span>, <text:span text:style-name="T1">in</text:span> <text:span text:style-name="T1">The Best American Essays 2015</text:span> (Ariel Levy &amp; Robert Atwan eds., 2015)</text:p>
      <text:h text:style-name="Heading_20_2" text:outline-level="2"><text:soft-page-break/>Encyclopedia Entries</text:h>
      <text:p text:style-name="P1">Restatement (Third) of Prop.: Servitudes § 7.1 (Am. Law Inst. 2000)</text:p>
      <text:h text:style-name="Heading_20_2" text:outline-level="2">Hearings</text:h>
      <text:p text:style-name="P1">Eur. Parl. Deb. (82) 45</text:p>
      <text:p text:style-name="P1"><text:span text:style-name="T1">Cell Tax Fairness Act of 2008: Hearing on H.R. 5793</text:span> (2008 2008 2008)</text:p>
      <text:p text:style-name="P1"><text:span text:style-name="T1">Welfare and Poverty in America</text:span> (Comm. Print 2015 2015 2015)</text:p>
      <text:p text:style-name="P1"><text:span text:style-name="T1">Hearing on L.D. 319</text:span> (Me. 2015 2015 2015)</text:p>
      <text:p text:style-name="P1"><text:span text:style-name="T1">Regulation of reverse composition workarounds of 2002: Hearing on L.D. 56</text:span> (Mont. 2002 2002 2002)</text:p>
      <text:p text:style-name="P1"><text:span text:style-name="T1">Testimony from invited guests addressing the use of eminent domain in the State</text:span> (Comm. Print 2006 2006 2006)</text:p>
      <text:h text:style-name="Heading_20_2" text:outline-level="2">Cases (administrative)</text:h>
      <text:p text:style-name="P1">89 Eur. H.R. Rep. 9355</text:p>
      <text:p text:style-name="P1">CEC 45</text:p>
      <text:p text:style-name="P1">Inter-Am. Ct. H.R. (ser. C) No. 26</text:p>
      <text:p text:style-name="P1">Inter-Am. Ct. H.R. (ser. F) No. 26</text:p>
      <text:p text:style-name="P1">2006 I.C.J. Pleadings 45</text:p>
      <text:p text:style-name="P1">SSR 62-2, 1960–1974 Soc. Sec. Rep. Serv. 69 (Jan. 1, 1962)</text:p>
      <text:p text:style-name="P1">Space Communications Co., 66 Comp. Gen. 2 (1987)</text:p>
      <text:p text:style-name="P1">Rev. Proc. 97-27, 1997-21 I.R.B. 11</text:p>
      <text:p text:style-name="P1">John Smith, 32 CCH CGCH 43 (No. 1234-567-89, 2000)</text:p>
      <text:p text:style-name="P1">Smith v. Jones, 2006 WL 123654 (T.T.A.B. 2000)</text:p>
      <text:p text:style-name="P1">John Smith, No. 1234-567-89, 2006 WL 123654 (B.P.A.I. Apr. 1, 2000)</text:p>
      <text:p text:style-name="P1">Smith v. Jones, CFPB No. 13, 2006 LEXIS 123654 (Apr. 1, 2000)</text:p>
      <text:p text:style-name="P1">William Jones, No. 1234-567-89, 2006 WL 123654 (Comp. Gen. Apr. 1, 2000)</text:p>
      <text:p text:style-name="P1"><text:soft-page-break/>OFCCP v. Bank of Am., 97-OFC-16, Secretary’s Decision and Order of Remand (Dep’t of Labor Mar. 31, 2003)</text:p>
      <text:p text:style-name="P1">Donald Cutler, 11 E.A.D. 622 (EAB 2004)</text:p>
      <text:p text:style-name="P2">Aerocomp, Inc., FAA Order No. 2006-1, Order Dismissing Appeal (Jan. 12, 2006)</text:p>
      <text:p text:style-name="P1">Envirosolve, LLC, FAA Order No. 2006-2, 2006 WL 465371 (Feb. 7, 2006)</text:p>
      <text:p text:style-name="P1">MP Environmental Funding LLC, SEC Interpretive Letter, 2007 WL 2838964 (Sep. 19, 2007)</text:p>
      <text:p text:style-name="P1">Prime Roofing Corp., Docket No. 07-1409 (OSHRC Feb. 5, 2008)</text:p>
      <text:p text:style-name="P1">US Pagoda, Inc., CCH OSHD ¶ 33123 (No. 10-2035, 2011)</text:p>
      <text:p text:style-name="P1">Filing of Privileged Materials and Answers to Motions, Filing of Privileged Materials and Answers to Motions, Order No. 769, 141 FERC ¶ 61,049, 141 FERC para. 61,049 (2012)</text:p>
      <text:p text:style-name="P1">Midas Securities, LLC., Exchange Act Release No. 66200, 102 SEC Docket 3123, 102 SEC Docket 3137 (Jan. 20, 2012)</text:p>
      <text:p text:style-name="P1">IAP-Hill, LLC, B-406289 et al, 2012 CPD ¶ 151 (Comp. Gen. Apr. 4, 2012)</text:p>
      <text:p text:style-name="P1">Miller Construction Co., 24 BNA OSHC 1817 (No. 13-0323, 2013) (ALJ)</text:p>
      <text:p text:style-name="P1">Protecting and Promoting the Open Internet, GN Docket No. 14-28, Notice of Proposed Rulemaking, 29 FCC Rcd 5561 (2014)</text:p>
      <text:p text:style-name="P1">Written Agreement Between Allied First Bancorp, Inc. and Federal Reserve Bank of Chicago, Docket No. 14-006-WA/RB-HC (Jun. 6, 2014)</text:p>
      <text:p text:style-name="P1">Lincoln Univ., U.S. Dep’t of Educ., No. 13-68-SF (Mar. 16, 2015)</text:p>
      <text:p text:style-name="P1">OxyHeal Medical Systems, Inc., SBA SIZ-5707 (Jan. 19, 2016)</text:p>
      <text:p text:style-name="P1">Phoenix Environmental Design, Inc., B-412503, 2016 WL 873296 (Comp. Gen. Mar. 7, 2016)</text:p>
      <text:p text:style-name="P1">2006 Rep. Inter-Am. Ct. H.R. 45</text:p>
      <text:p text:style-name="P1">G2G, LLC v. Dept. of Commerce, CBCA No. 4845-R, 15-1 BCA ¶ 36,163</text:p>
      <text:h text:style-name="Heading_20_2" text:outline-level="2">Cases (judicial)</text:h>
      <text:p text:style-name="P2"><text:span text:style-name="T1">Bowling Green v. Godwin</text:span>, 850 N.E.2d 698 (2006)</text:p>
      <text:p text:style-name="P2"><text:soft-page-break/><text:span text:style-name="T1">Smith v. Jones</text:span>, 850 A.2d 421 (2001)</text:p>
      <text:p text:style-name="P2"><text:span text:style-name="T1">Yates v. United States</text:span>, No. 13-7451, 2015 U.S. LEXIS 1503 (Feb. 25, 2015)</text:p>
      <text:p text:style-name="P2"><text:span text:style-name="T1">Warner Bros. Entm’t Inc. v. RDR Books</text:span>, 575 F. Supp. 2d 513 (S.D.N.Y. 2008)</text:p>
      <text:p text:style-name="P1">Decl. of Martha Woodmansee, <text:span text:style-name="T1">Salinger v. Colting</text:span>, 641 F. Supp. 2d 250 (S.D.N.Y. 2010) (No. 09 Civ. 05095)</text:p>
      <text:p text:style-name="P1"><text:span text:style-name="T1">Beastie Boys v. Monster Energy Co.</text:span>, No. 12 Civ. 6065 (S.D.N.Y. Dec. 4, 2014)</text:p>
      <text:p text:style-name="P1"><text:span text:style-name="T1">Davey v. The Mary Frost</text:span>, 7 F. Cas. 11 (E.D. Tex. 1876) (No. 3591)</text:p>
      <text:p text:style-name="P1">Compl., <text:span text:style-name="T1">Jones v. Smith</text:span>, No. 09-230 (9th Cir. Apr. 17, 2015)</text:p>
      <text:p text:style-name="P1">23 Conn. L.J. 45 (Dec. 31, 2000)</text:p>
      <text:p text:style-name="P1"><text:span text:style-name="T1">Helton v. State</text:span>, 311 So. 2d 381 (Fla. Dist. Ct. App. 1975)</text:p>
      <text:p text:style-name="P1"><text:span text:style-name="T1">Santos v. Carney et al.</text:span>, 1997 Guam 4</text:p>
      <text:p text:style-name="P1"><text:span text:style-name="T1">Santos v. Carney et al.</text:span>, 1997 WL 460435 (Sup. Ct. Guam 1997)</text:p>
      <text:p text:style-name="P1">2006 IL App (3d) 456123</text:p>
      <text:p text:style-name="P1"><text:span text:style-name="T1">Fenton v. Quaboag Country Club</text:span>, 233 N.E.2d 216 (Mass. 1968)</text:p>
      <text:p text:style-name="P1">2006 Mass. App. Div. Adv. Sh. 45</text:p>
      <text:p text:style-name="P1"><text:span text:style-name="T1">Macy’s Inc. v. Martha Stewart Living Omnimedia, Inc.</text:span>, No. 1728 (N.Y. App. Div. Feb. 26, 2015), http://www.nycourts.gov/reporter/3dseries/2015/2015_01728.htm</text:p>
      <text:p text:style-name="P1"><text:span text:style-name="T1">Byer v. Wright</text:span>, 2005-Ohio-1797</text:p>
      <text:p text:style-name="P1"><text:span text:style-name="T1">Byer v. Wright</text:span>, 827 N.E.2d 835 (11th Dist. 11th Dist. 2005)</text:p>
      <text:p text:style-name="P1"><text:span text:style-name="T1">Yumac Home Furniture v. Caguas Lumber Yard</text:span>, 2015 TSPR 148</text:p>
      <text:p text:style-name="P1"><text:span text:style-name="T1">Smith v. Jones</text:span>, 1996 S.D. 15</text:p>
      <text:p text:style-name="P1"><text:span text:style-name="T1">Smith v. Jones</text:span>, 600 N.W.2d 900 (S.D. 1996)</text:p>
      <text:p text:style-name="P1"><text:span text:style-name="T1">Smith v. Jones</text:span>, 1999 UT App 16</text:p>
      <text:p text:style-name="P1"><text:span text:style-name="T1">Doe v. Roe</text:span>, 595 N.W.2d 346 (Wis. Ct. App. 2001)</text:p>
      <text:p text:style-name="P1"><text:span text:style-name="T1">Doe v. Roe</text:span>, 2001 WI App 15</text:p>
      <text:p text:style-name="P1"><text:soft-page-break/><text:span text:style-name="T1">State v. Green</text:span>, No. 2012AP1475-CR, 2013 WL 5811261 (Wis. Ct. App. Oct. 30, 2013)</text:p>
      <text:h text:style-name="Heading_20_2" text:outline-level="2">Legislation</text:h>
      <text:p text:style-name="P1">2006 J.O. (L 92)</text:p>
      <text:p text:style-name="P1">2006 I.C.J. Acts &amp; Docs 45</text:p>
      <text:p text:style-name="P1">DOE Employee Privacy Standards, 10 C.F.R. (2000)</text:p>
      <text:p text:style-name="P1">Family Sponsor Immigration Act of 2002, Pub. L. No. 107-150, 116 Stat. 74</text:p>
      <text:p text:style-name="P1">Patient Protection and Affordable Care Act, Pub. L. No. 111-148, 124 Stat. 119 (2010)</text:p>
      <text:p text:style-name="P1">Worthy Act, 52 U.S.C.A. (Lawyerly Press 2003)</text:p>
      <text:p text:style-name="P1">2006-14 Miss. Laws Adv. Sh. 45 (LexisNexis)</text:p>
      <text:p text:style-name="P1">Legis 45 (LexisNexis)</text:p>
      <text:p text:style-name="P1">Unif. Mediation Act 7A Pt. III U.L.A. 137 (2006)</text:p>
      <text:p text:style-name="P1">Colo. Rev. Stat. Ann. (West 2014)</text:p>
      <text:p text:style-name="P1">Guam Pub. L. 6587 (2000)</text:p>
      <text:p text:style-name="P1">50 Guam Code Ann. (2000)</text:p>
      <text:p text:style-name="P1">23 Ill (LexisNexis 2000)</text:p>
      <text:p text:style-name="P1">Mass. Gen. Laws Ann. (West 2014)</text:p>
      <text:p text:style-name="P1">Md, Ins. (West 2000)</text:p>
      <text:p text:style-name="P1">Md, Ins. (LexisNexis 2003)</text:p>
      <text:p text:style-name="P1">Mich. Comp. Laws Serv. (LexisNexis 2000)</text:p>
      <text:p text:style-name="P1">2006-14 Mich. Adv. Legis. Serv. 45 (LexisNexis)</text:p>
      <text:p text:style-name="P1">2006 Mich. Legis. Serv. 45 (West)</text:p>
      <text:p text:style-name="P1">2006 N. Mar. I. Pub. L. 6587</text:p>
      <text:p text:style-name="P1">N.Y. Lab. Law (McKinney 2000)</text:p>
      <text:p text:style-name="P1"><text:soft-page-break/>N.Y. Uniform District Court Act (LexisNexis 2000)</text:p>
      <text:p text:style-name="P1">Ohio Rev (West 2000)</text:p>
      <text:p text:style-name="P1">Ohio Rev (West 2014)</text:p>
      <text:p text:style-name="P1">2006 Ohio Legis. Serv. Ann. 45 (West)</text:p>
      <text:p text:style-name="P1">23 Okla 45 (Dec. 31, 2000)</text:p>
      <text:p text:style-name="P1">2006 Or. Laws Adv. Sh. No. 41, 45</text:p>
      <text:p text:style-name="P1">2006 Pa. Legis. Serv. 45 (West)</text:p>
      <text:p text:style-name="P1">P.R. Laws Ann. (2000)</text:p>
      <text:p text:style-name="P1">P.R. Leyes An. (2000)</text:p>
      <text:p text:style-name="P1">2006 P.R. Laws 45</text:p>
      <text:p text:style-name="P1">S.D. Codified Laws (2000)</text:p>
      <text:p text:style-name="P1">2006 S.D. Sess</text:p>
      <text:p text:style-name="P1">Tex. Agric. Code Ann. (West 2000)</text:p>
      <text:p text:style-name="P1">50/78 V.I. Code R. (LexisNexis 2000)</text:p>
      <text:p text:style-name="P1">2006 V.I. Sess 45</text:p>
      <text:p text:style-name="P1">2006-14 V.I. Code Ann</text:p>
      <text:p text:style-name="P1">50/78 Vt (2000)</text:p>
      <text:p text:style-name="P1">2006-14 Vt. Adv. Legis. Serv. 45 (LexisNexis)</text:p>
      <text:p text:style-name="P1">Wis. Stat. Ann. (West 2000)</text:p>
      <text:p text:style-name="P1">2006 Wis. Legis. Serv. 45 (West)</text:p>
      <text:p text:style-name="P1">W. Va (2000)</text:p>
      <text:p text:style-name="P1">50/78 Wyo (LexisNexis 2000)</text:p>
      <text:h text:style-name="Heading_20_2" text:outline-level="2">Trademarks</text:h>
      <text:p text:style-name="P1">THE BLUEBOOK A UNIFORM SYSTEM OF CITATION, Registration No. 3,886,986</text:p>
      <text:h text:style-name="Heading_20_2" text:outline-level="2"><text:soft-page-break/>Patents</text:h>
      <text:p text:style-name="P1">U.S. Patent No. 8,112,504 B2 (filed Mar. 4, 2009)</text:p>
      <text:p text:style-name="P1">U.S. Trademark Application Serial No. 86,680,743 (filed Jul. 1, 2015)</text:p>
      <text:h text:style-name="Heading_20_2" text:outline-level="2">Blog Posts</text:h>
      <text:p text:style-name="P1">nasch, Re: Costumes, IP, and Ownership Rights, Comment to <text:span text:style-name="T1">Left Shark Bites Back</text:span>, TechDirt (Feb. 14, 2015, 9:55 AM), https://www.techdirt.com/articles/20150209/11373729960/left-shark-bites-back-3d-printer-sculptor-hires-lawyer-to-respond-to-katy-perrys-bogus-takedown.shtml</text:p>
      <text:p text:style-name="P1">Kevin Underhill, <text:span text:style-name="T1">Gollum Experts to Testify, Says Court</text:span>, Lowering the Bar (Dec. 4, 2015), http://www.loweringthebar.net/2015/12/gollum-experts.html</text:p>
      <text:h text:style-name="Heading_20_2" text:outline-level="2">Regulations</text:h>
      <text:p text:style-name="P1">Prop. Treas. Reg. 48 Fed (Mar. 9, 1983)</text:p>
      <text:p text:style-name="P1">Exec. Order 12,900, 59 FR 9061 (Feb. 22, 1994)</text:p>
      <text:p text:style-name="P1">SEC Staff Accounting Bulletin No. 99, 64 Fed 45150 (Aug. 19, 1999)</text:p>
      <text:p text:style-name="P1">FSA 101, Avoidance of Error (U.S.D.A. 2000)</text:p>
      <text:p text:style-name="P1">SEC Whistleblower Rules, Exchange Act Release No. 75592, 80 Fed. Reg. 47829 (Aug. 10, 2015)</text:p>
      <text:p text:style-name="P1">Treas. Reg.</text:p>
      <text:p text:style-name="P1">Unif. R. Evid.</text:p>
      <text:p text:style-name="P1">D.C. Code Mun (LexisNexis 2000)</text:p>
      <text:p text:style-name="P1">50 Guam Admin (2000)</text:p>
      <text:p text:style-name="P1">La. Admin. Code (2000)</text:p>
      <text:p text:style-name="P1">50 Mass (LexisNexis 2000)</text:p>
      <text:p text:style-name="P1">Mich. Admin. Code (2000)</text:p>
      <text:p text:style-name="P1">16 Mich 45 (Dec. 31, 2000)</text:p>
      <text:p text:style-name="P1">Mo. Code Regs. Ann. (2000)</text:p>
      <text:p text:style-name="P1"><text:soft-page-break/>50 N. Mar. I. Admin. Code (2000)</text:p>
      <text:p text:style-name="P1">23 N. Mar 45 (Dec. 31, 2000)</text:p>
      <text:p text:style-name="P1">50 N.C. Admin (2000)</text:p>
      <text:p text:style-name="P1">N.D. Admin (2000)</text:p>
      <text:p text:style-name="P1">N.H. Code Admin Med. (2000)</text:p>
      <text:p text:style-name="P1">N.H. Code R. Med. (LexisNexis 2000)</text:p>
      <text:p text:style-name="P1">23 Nev. Reg. Admin. Regs. (Dec. 31, 2000)</text:p>
      <text:p text:style-name="P1">N.Y. C.P.L.R. (McKinney 2000)</text:p>
      <text:p text:style-name="P1">N.Y. Comp (2000)</text:p>
      <text:p text:style-name="P1">Ohio Admin (2000)</text:p>
      <text:p text:style-name="P1">Ohio Dep’t 45 (Dec. 31, 2000)</text:p>
      <text:p text:style-name="P1">S.C. Code Ann (2000)</text:p>
      <text:p text:style-name="P1">S.D. Admin (2000)</text:p>
      <text:p text:style-name="P1">Tenn. Comp. R. &amp; Regs. (2000)</text:p>
      <text:p text:style-name="P1">16 V.I. Gov’t Reg. 45 (LexisNexis Apr. 2000)</text:p>
      <text:p text:style-name="P1">16 Vt 45 (LexisNexis Apr. 2000)</text:p>
      <text:p text:style-name="P1">16 Wash 45 (Dec. 31, 2000)</text:p>
      <text:p text:style-name="P1">Wis. Admin. Code DOJ (2000)</text:p>
      <text:p text:style-name="P1">16 Wis. Admin. Reg. 45 (Dec. 31, 2000)</text:p>
      <text:p text:style-name="P1">23 W. Va 45 (Dec. 31, 2000)</text:p>
      <text:p text:style-name="P1">16 Wyo 45 (LexisNexis Apr. 2000)</text:p>
      <text:h text:style-name="Heading_20_2" text:outline-level="2">Reports</text:h>
      <text:p text:style-name="P1">Parl. Eur. Doc. (SEC 1234) 45</text:p>
      <text:p text:style-name="P1">U.S. Assistance to Countries That Shoot Down Civil Aircraft Involved in Drug Trafficking, 18 Op. O.L.C. 148 (1994)</text:p>
      <text:p text:style-name="P1"><text:soft-page-break/>H.R. Rep. No. 110-803 (2008)</text:p>
      <text:p text:style-name="P1">Polyvinyl Alcohol from China, Japan, and Taiwan, Inv. Nos. 701-TA-309, 731-TA-528, 731-TA-529, USITC Pub. 4067 (Mar. 27, 2009)</text:p>
      <text:p text:style-name="P1">U.S. Dep’t of State, Bureau of Democracy, H.R. and Lab., International Religious Freedom Report (2014)</text:p>
      <text:p text:style-name="P1">Facebook, Inc., 2014 Annual Report (2014)</text:p>
      <text:p text:style-name="P1">The Year in Trade 2014: Operation of the Trade Agreements Program, USITC Pub. 4543 (Jul. 2015)</text:p>
      <text:h text:style-name="Heading_20_2" text:outline-level="2">Treaties</text:h>
      <text:p text:style-name="P1">89 Stat. 9355</text:p>
      <text:p text:style-name="P1">C.E.T.S. No. 26</text:p>
      <text:p text:style-name="P1">Hein’s No. KAV 26</text:p>
      <text:p text:style-name="P1">89 Bevans 9355</text:p>
      <text:p text:style-name="P1">2006 L.N.T.S. 45</text:p>
      <text:h text:style-name="Heading_20_2" text:outline-level="2">Web Pages</text:h>
      <text:p text:style-name="P1">Superfan Suits, http://www.superfansuits.com/ (last visited Feb. 21,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hetsarath OT1" svg:font-family="'Phetsarath OT'"/>
    <style:font-face style:name="ＭＳ 明朝" svg:font-family="'ＭＳ 明朝'"/>
    <style:font-face style:name="Century" svg:font-family="Centur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IPAGothic" svg:font-family="IPAGothic" style:font-family-generic="system" style:font-pitch="variable"/>
    <style:font-face style:name="Phetsarath OT" svg:font-family="'Phetsarath OT'"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Century" fo:font-size="12pt" fo:language="en" fo:country="US" style:letter-kerning="true" style:font-name-asian="ＭＳ 明朝" style:font-size-asian="10pt" style:language-asian="ja" style:country-asian="JP" style:font-name-complex="Phetsarath OT" style:font-size-complex="12pt" style:language-complex="lo" style:country-complex="L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entury" fo:font-size="12pt" fo:language="en" fo:country="US" style:letter-kerning="true" style:font-name-asian="ＭＳ 明朝" style:font-size-asian="10pt" style:language-asian="ja" style:country-asian="JP" style:font-name-complex="Phetsarath OT" style:font-size-complex="12pt" style:language-complex="lo" style:country-complex="L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Phetsarath OT" style:font-family-complex="'Phetsarath OT'"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Century" fo:font-family="Century" style:font-family-generic="roman" style:font-name-asian="ＭＳ 明朝" style:font-family-asian="'ＭＳ 明朝'" style:font-size-asian="12pt" style:font-name-complex="Phetsarath OT1" style:font-family-complex="'Phetsarath OT'"/>
    </style:style>
    <style:style style:name="Caption" style:family="paragraph" style:parent-style-name="Standard" style:class="extra">
      <style:paragraph-properties fo:margin-top="2.12mm" fo:margin-bottom="2.12mm" loext:contextual-spacing="false" text:number-lines="false" text:line-number="0"/>
      <style:text-properties style:font-name="Century" fo:font-family="Century" style:font-family-generic="roman" fo:font-size="12pt" fo:font-style="italic" style:font-name-asian="ＭＳ 明朝" style:font-family-asian="'ＭＳ 明朝'" style:font-size-asian="12pt" style:font-style-asian="italic" style:font-name-complex="Phetsarath OT1" style:font-family-complex="'Phetsarath OT'" style:font-size-complex="12pt" style:font-style-complex="italic"/>
    </style:style>
    <style:style style:name="Index" style:family="paragraph" style:parent-style-name="Standard" style:class="index">
      <style:paragraph-properties text:number-lines="false" text:line-number="0"/>
      <style:text-properties style:font-name="Century" fo:font-family="Century" style:font-family-generic="roman" style:font-name-asian="ＭＳ 明朝" style:font-family-asian="'ＭＳ 明朝'" style:font-size-asian="12pt" style:font-name-complex="Phetsarath OT1" style:font-family-complex="'Phetsarath O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22860" style:layout-grid-base-height="1.76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0T17:47:58.414837563</dc:date>
    <dc:creator>Frank Bennett</dc:creator>
    <meta:editing-duration>PT11M28S</meta:editing-duration>
    <meta:editing-cycles>4</meta:editing-cycles>
    <meta:generator>LibreOffice/6.2.8.2$Linux_X86_64 LibreOffice_project/f82ddfca21ebc1e222a662a32b25c0c9d20169ee</meta:generator>
    <meta:document-statistic meta:table-count="1" meta:image-count="0" meta:object-count="0" meta:page-count="11" meta:paragraph-count="207" meta:word-count="1829" meta:character-count="10687" meta:non-whitespace-character-count="9067"/>
  </office:meta>
</office:document-meta>
</file>